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officeooo:rsid="001d52df" officeooo:paragraph-rsid="001d52df" style:font-size-asian="15.75pt" style:font-size-complex="18pt"/>
    </style:style>
    <style:style style:name="P2" style:family="paragraph" style:parent-style-name="Text_20_body">
      <style:text-properties fo:font-size="18pt" officeooo:rsid="001d52df" officeooo:paragraph-rsid="001e8dd9" style:font-size-asian="15.75pt" style:font-size-complex="18pt"/>
    </style:style>
    <style:style style:name="P3" style:family="paragraph" style:parent-style-name="Text_20_body">
      <style:paragraph-properties fo:text-align="center" style:justify-single-word="false"/>
      <style:text-properties fo:font-size="18pt" officeooo:rsid="001d52df" officeooo:paragraph-rsid="0022cbcc" style:font-size-asian="15.75pt" style:font-size-complex="18pt"/>
    </style:style>
    <style:style style:name="P4" style:family="paragraph" style:parent-style-name="Text_20_body">
      <style:text-properties officeooo:paragraph-rsid="0025c6b8"/>
    </style:style>
    <style:style style:name="P5" style:family="paragraph" style:parent-style-name="Quotations">
      <style:paragraph-properties fo:margin-left="0cm" fo:margin-right="1cm" fo:text-indent="0cm" style:auto-text-indent="false"/>
      <style:text-properties officeooo:paragraph-rsid="0025c6b8"/>
    </style:style>
    <style:style style:name="P6" style:family="paragraph" style:parent-style-name="Quotations">
      <style:paragraph-properties fo:margin-left="0cm" fo:margin-right="1cm" fo:text-align="center" style:justify-single-word="false" fo:text-indent="0cm" style:auto-text-indent="false"/>
      <style:text-properties style:text-line-through-style="none" style:text-line-through-type="none" fo:font-size="16pt" style:text-underline-style="solid" style:text-underline-width="auto" style:text-underline-color="font-color" officeooo:rsid="0025c6b8" officeooo:paragraph-rsid="0025c6b8" style:font-size-asian="16pt" style:font-size-complex="16pt"/>
    </style:style>
    <style:style style:name="P7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style:text-line-through-style="none" style:text-line-through-type="none" fo:font-size="16pt" style:text-underline-style="solid" style:text-underline-width="auto" style:text-underline-color="font-color" officeooo:rsid="0025c6b8" officeooo:paragraph-rsid="0025c6b8" style:font-size-asian="16pt" style:font-size-complex="16pt"/>
    </style:style>
    <style:style style:name="P8" style:family="paragraph" style:parent-style-name="Quotations">
      <style:paragraph-properties fo:margin-left="0cm" fo:margin-right="1cm" fo:text-align="start" style:justify-single-word="false" fo:text-indent="0cm" style:auto-text-indent="false"/>
      <style:text-properties fo:font-size="16pt" officeooo:rsid="0025c6b8" officeooo:paragraph-rsid="0025c6b8" style:font-size-asian="16pt" style:font-size-complex="16pt"/>
    </style:style>
    <style:style style:name="P9" style:family="paragraph" style:parent-style-name="Quotations">
      <style:paragraph-properties fo:margin-left="0cm" fo:margin-right="1cm" fo:text-align="center" style:justify-single-word="false" fo:text-indent="0cm" style:auto-text-indent="false"/>
      <style:text-properties fo:font-size="16pt" officeooo:rsid="0025c6b8" officeooo:paragraph-rsid="0025c6b8" style:font-size-asian="16pt" style:font-size-complex="16pt"/>
    </style:style>
    <style:style style:name="P10" style:family="paragraph" style:parent-style-name="Title">
      <style:text-properties fo:font-size="20pt" style:font-size-asian="20pt" style:font-size-complex="20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fo:font-size="12pt" officeooo:rsid="001e8dd9" style:font-size-asian="10.5pt" style:font-size-complex="12pt"/>
    </style:style>
    <style:style style:name="T5" style:family="text">
      <style:text-properties fo:font-size="12pt" officeooo:rsid="0020154a" style:font-size-asian="10.5pt" style:font-size-complex="12pt"/>
    </style:style>
    <style:style style:name="T6" style:family="text">
      <style:text-properties fo:font-size="12pt" fo:font-weight="bold" style:font-size-asian="10.5pt" style:font-weight-asian="bold" style:font-size-complex="12pt" style:font-weight-complex="bold"/>
    </style:style>
    <style:style style:name="T7" style:family="text">
      <style:text-properties officeooo:rsid="001e8dd9" style:font-size-asian="18pt"/>
    </style:style>
    <style:style style:name="T8" style:family="text">
      <style:text-properties fo:font-size="13pt" officeooo:rsid="001e8dd9" style:font-size-asian="11.3500003814697pt" style:font-size-complex="13pt"/>
    </style:style>
    <style:style style:name="T9" style:family="text">
      <style:text-properties style:font-name="Abyssinica SIL" officeooo:rsid="0021dc51"/>
    </style:style>
    <style:style style:name="T10" style:family="text">
      <style:text-properties style:font-name="Abyssinica SIL" fo:font-size="22pt" style:font-size-asian="22pt" style:font-size-complex="22pt"/>
    </style:style>
    <style:style style:name="T11" style:family="text">
      <style:text-properties style:font-name="Abyssinica SIL" fo:font-size="20pt" style:font-size-asian="20pt" style:font-size-complex="20pt"/>
    </style:style>
    <style:style style:name="T12" style:family="text">
      <style:text-properties style:font-name="Abyssinica SIL" fo:font-size="20pt" officeooo:rsid="0021dc51" style:font-size-asian="20pt" style:font-size-complex="20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5pt" officeooo:rsid="0025c6b8" style:font-size-asian="15pt" style:font-size-complex="15pt"/>
    </style:style>
    <style:style style:name="T15" style:family="text">
      <style:text-properties officeooo:rsid="0025c6b8"/>
    </style:style>
    <style:style style:name="T16" style:family="text">
      <style:text-properties fo:color="#21409a" fo:font-size="15pt" officeooo:rsid="0025c6b8" style:font-size-asian="15pt" style:font-size-complex="15pt"/>
    </style:style>
    <style:style style:name="T17" style:family="text">
      <style:text-properties fo:color="#ef413d"/>
    </style:style>
    <style:style style:name="T18" style:family="text">
      <style:text-properties fo:color="#ef413d" fo:font-size="16pt" style:font-size-asian="16pt" style:font-size-complex="16pt"/>
    </style:style>
    <style:style style:name="T19" style:family="text">
      <style:text-properties fo:color="#ef413d" fo:font-size="16pt" officeooo:rsid="0025c6b8" style:font-size-asian="16pt" style:font-size-complex="16pt"/>
    </style:style>
    <style:style style:name="T20" style:family="text">
      <style:text-properties fo:color="#ef413d" fo:font-size="12pt" style:font-size-asian="10.5pt" style:font-size-complex="12pt"/>
    </style:style>
    <style:style style:name="T21" style:family="text">
      <style:text-properties fo:color="#ef413d" officeooo:rsid="001e8dd9" style:font-size-asian="18pt"/>
    </style:style>
    <style:style style:name="T22" style:family="text">
      <style:text-properties fo:color="#ef413d" fo:font-size="15pt" style:font-size-asian="15pt" style:font-size-complex="15pt"/>
    </style:style>
    <style:style style:name="T23" style:family="text">
      <style:text-properties fo:color="#000000" fo:font-size="15pt" officeooo:rsid="0025c6b8" style:font-size-asian="15pt" style:font-size-complex="15pt"/>
    </style:style>
    <style:style style:name="T24" style:family="text">
      <style:text-properties fo:color="#000000" fo:font-size="12pt" officeooo:rsid="0025c6b8" style:font-size-asian="12pt" style:font-size-complex="12pt"/>
    </style:style>
    <style:style style:name="T25" style:family="text">
      <style:text-properties style:font-name="Liberation Serif1" officeooo:rsid="0025c6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ANİSA CELAL BAYAR ÜNİVERSİTESİ</text:p>
      <text:p text:style-name="P6">MAKİNE BÖLÜMÜ </text:p>
      <text:p text:style-name="P6">CNC TORNA TEKNOLOJİSİ ÖDEVİ</text:p>
      <text:p text:style-name="P7"/>
      <text:p text:style-name="P8">AD: BİLAL</text:p>
      <text:p text:style-name="P8">SOYAD: KAYAR</text:p>
      <text:p text:style-name="P8">NO: 191606059</text:p>
      <text:p text:style-name="P8">1. SINIF ÖRGÜN</text:p>
      <text:p text:style-name="P10"><text:soft-page-break/></text:p>
      <text:p text:style-name="P10"/>
      <text:p text:style-name="P10">1. OPERASYON</text:p>
      <text:p text:style-name="P1"><text:span text:style-name="T17">1)</text:span><text:span text:style-name="T1"> *</text:span><text:span text:style-name="T3">G50 S2000 <text:s text:c="59"/>* <text:s/></text:span><text:span text:style-name="T4">G97 S1000 M3</text:span></text:p>
      <text:p text:style-name="P2"><text:span text:style-name="T3">*G96 S200 M3 <text:s text:c="59"/>* </text:span><text:span text:style-name="T4">T0404 <text:s text:c="14"/></text:span></text:p>
      <text:p text:style-name="P1"><text:span text:style-name="T3">*T0101 <text:s text:c="71"/>* </text:span><text:span text:style-name="T4">G0 X23,5 Z1</text:span></text:p>
      <text:p text:style-name="P1"><text:span text:style-name="T3">*G0 X90 Z1 <text:s text:c="64"/>* <text:s/></text:span><text:span text:style-name="T4">G76 P0 S200 G0 Q100 R0,1</text:span><text:span text:style-name="T3"> <text:s text:c="7"/></text:span></text:p>
      <text:p text:style-name="P1"><text:span text:style-name="T3">*G1 X0 I0,25 M8 <text:s text:c="55"/>* </text:span><text:span text:style-name="T4">G76 X28 Z-42 P1500 Q100 F2 M8 </text:span></text:p>
      <text:p text:style-name="P1"><text:span text:style-name="T3">*G0 X90 Z2 <text:s text:c="64"/>* <text:s/></text:span><text:span text:style-name="T4">G0 X23,5 Z1</text:span></text:p>
      <text:p text:style-name="P1"><text:span text:style-name="T3">*Z0 <text:s text:c="78"/>* <text:s/></text:span><text:span text:style-name="T4">M9</text:span></text:p>
      <text:p text:style-name="P1"><text:span text:style-name="T3">*G1 X0 <text:s text:c="72"/>* </text:span><text:span text:style-name="T4">X200 Z00</text:span></text:p>
      <text:p text:style-name="P1"><text:span text:style-name="T3">*G0 X85 Z1 <text:s text:c="65"/>* </text:span><text:span text:style-name="T4">M30</text:span></text:p>
      <text:p text:style-name="P1"><text:span text:style-name="T3">*G71 U2 R0,2</text:span></text:p>
      <text:p text:style-name="P1"><text:span text:style-name="T3">*G71 P1 Q2 U1 W0,05 F0,25 M8 <text:s text:c="26"/></text:span><text:span text:style-name="T20"><text:s text:c="4"/></text:span><text:span text:style-name="T21">2)</text:span><text:span text:style-name="T7"> </text:span><text:span text:style-name="T8">G50 S1500</text:span></text:p>
      <text:p text:style-name="P1"><text:span text:style-name="T3">*N1 G0 X40,53 <text:s text:c="61"/>* </text:span><text:span text:style-name="T5">G96 S200 M3</text:span></text:p>
      <text:p text:style-name="P1"><text:span text:style-name="T3">*G1 Z0 <text:s text:c="3"/></text:span><text:span text:style-name="T6"><text:s text:c="4"/></text:span><text:span text:style-name="T3"><text:s text:c="67"/>* </text:span><text:span text:style-name="T5">T0404</text:span></text:p>
      <text:p text:style-name="P1"><text:span text:style-name="T3">*X44,53 Z-2 <text:s text:c="66"/>* </text:span><text:span text:style-name="T5">G0 X25,4 Z1</text:span></text:p>
      <text:p text:style-name="P1"><text:span text:style-name="T3">*Z-30 <text:s text:c="77"/>* </text:span><text:span text:style-name="T5">G1 Z-2 F0,2 M8</text:span></text:p>
      <text:p text:style-name="P1"><text:span text:style-name="T3">*X78 <text:s text:c="78"/>* </text:span><text:span text:style-name="T5">G0 Z1</text:span></text:p>
      <text:p text:style-name="P1"><text:span text:style-name="T3">*X82 Z-32 *X85 <text:s text:c="59"/>* <text:s/></text:span><text:span text:style-name="T5">X29,4</text:span></text:p>
      <text:p text:style-name="P1"><text:span text:style-name="T3">*N2 G0 Z1 M9 <text:s text:c="62"/>* <text:s/></text:span><text:span text:style-name="T5">G1 Z0</text:span></text:p>
      <text:p text:style-name="P1"><text:span text:style-name="T3">*X200 Z200 <text:s text:c="67"/>* <text:s/></text:span><text:span text:style-name="T5">X25,4 Z-2</text:span></text:p>
      <text:p text:style-name="P1"><text:span text:style-name="T3">*G96 S200 M3 <text:s text:c="63"/>* <text:s/></text:span><text:span text:style-name="T5">Z-40</text:span></text:p>
      <text:p text:style-name="P1"><text:span text:style-name="T3">*T0202 <text:s text:c="75"/>* <text:s/></text:span><text:span text:style-name="T5">G0 X24,5 Z5 M9</text:span></text:p>
      <text:p text:style-name="P1"><text:span text:style-name="T3">*G0 X85 Z1 <text:s text:c="67"/>* <text:s text:c="2"/></text:span><text:span text:style-name="T5">X200 Z200</text:span></text:p>
      <text:p text:style-name="P1"><text:span text:style-name="T3">*G70 P1 Q2 F0,25 M8</text:span></text:p>
      <text:p text:style-name="P1"><text:span text:style-name="T3">*G0 X85 Z1</text:span></text:p>
      <text:p text:style-name="P1"><text:span text:style-name="T3">*M9</text:span></text:p>
      <text:p text:style-name="P1"><text:span text:style-name="T3">*X200 Z200</text:span></text:p>
      <text:p text:style-name="P3"><text:soft-page-break/><text:span text:style-name="T10"><text:s/></text:span><text:span text:style-name="T12">2.OPERASYON</text:span><text:span text:style-name="T11"> </text:span></text:p>
      <text:p text:style-name="P4"><text:span text:style-name="T17">1) </text:span>* G50 S2000 <text:s text:c="47"/>* G71 U1 R0,5 <text:s text:c="2"/></text:p>
      <text:p text:style-name="P4">* G96 S200 M3 <text:span text:style-name="T9"><text:s text:c="26"/>* G71 P3 Q4 U0 W0 F0,2 M8</text:span></text:p>
      <text:p text:style-name="P4">* T0101 <text:s text:c="59"/>* N3 G0 X62 <text:s text:c="17"/></text:p>
      <text:p text:style-name="P4">* G0 X90 Z1<text:span text:style-name="T9"> <text:s text:c="28"/>* G1 Z0 <text:s text:c="8"/></text:span></text:p>
      <text:p text:style-name="P4">* G1 X25 F0,25 M8 <text:s text:c="41"/>* X57 Z-2,5 <text:s text:c="15"/></text:p>
      <text:p text:style-name="P4">* G0 X90 Z2 <text:s text:c="52"/>* Z21 <text:s text:c="13"/></text:p>
      <text:p text:style-name="P4">* Z0 <text:s text:c="66"/>* <text:s/>X348 <text:s text:c="18"/></text:p>
      <text:p text:style-name="P4">* G1 X25 <text:s text:c="58"/>* <text:s/>X32,8 Z-22 <text:s text:c="16"/></text:p>
      <text:p text:style-name="P4">* G0 X85 Z1 <text:s text:c="53"/>* X32,5 <text:s text:c="6"/></text:p>
      <text:p text:style-name="P4">* G71 U1 R0,5 <text:s text:c="50"/>* N4 G0 Z1 <text:s/></text:p>
      <text:p text:style-name="P4">* G71 P1 Q2 U0 W0 F0,25 M8 <text:s text:c="24"/>* X55</text:p>
      <text:p text:style-name="P4">* N1 G0 X76,51 <text:s text:c="48"/>* Z-17 <text:s/></text:p>
      <text:p text:style-name="P4">* G1 Z0 <text:s text:c="61"/>* G1 X57 F0,1 M8</text:p>
      <text:p text:style-name="P4">* X82,51 Z-3 <text:s text:c="53"/>* X60,5 Z-21</text:p>
      <text:p text:style-name="P4">* Z-24 <text:s text:c="64"/>* X56</text:p>
      <text:p text:style-name="P4">* X85 <text:s text:c="65"/>* G0 Z2 M9</text:p>
      <text:p text:style-name="P4">* N2 G0 Z1 M9 <text:s text:c="49"/>* X200 <text:span text:style-name="T15">Z200</text:span> </text:p>
      <text:p text:style-name="Text_20_body">* X200 Z200 <text:s text:c="53"/></text:p>
      <text:p text:style-name="Text_20_body">* G96 S200 M3 <text:s text:c="49"/></text:p>
      <text:p text:style-name="P4">* G71 U1 R0,5 <text:s text:c="47"/><text:span text:style-name="T2"><text:s text:c="3"/></text:span><text:span text:style-name="T18"><text:s/></text:span><text:span text:style-name="T22"><text:s text:c="2"/></text:span><text:span text:style-name="T19">2)</text:span><text:span text:style-name="T16"> </text:span><text:span text:style-name="T23">* </text:span><text:span text:style-name="T24">G97 S750 M3</text:span></text:p>
      <text:p text:style-name="P4">* G71 P3 Q4 U0 W0 F0,2 M8 <text:s text:c="17"/><text:span text:style-name="T13"><text:s text:c="10"/>* <text:s text:c="2"/></text:span><text:span text:style-name="T14">T0303</text:span><text:span text:style-name="T13"> <text:s/></text:span></text:p>
      <text:p text:style-name="Text_20_body">* N1 G0 X76,51 <text:s text:c="51"/>* <text:s text:c="2"/><text:span text:style-name="T15">G0 X56 Z2</text:span></text:p>
      <text:p text:style-name="Text_20_body">* G1 Z0 <text:s text:c="64"/>* <text:s text:c="2"/><text:span text:style-name="T15">G76 P0 S500 G0 Q100 RO,05</text:span></text:p>
      <text:p text:style-name="Text_20_body">* X82,51 Z-3 <text:s text:c="56"/>* <text:s/><text:span text:style-name="T15">G76 X60,25 Z-20,72 P1750</text:span></text:p>
      <text:p text:style-name="Text_20_body">*Z-24 <text:s text:c="68"/>* <text:s/><text:span text:style-name="T25">¤300 F2,5 M8</text:span></text:p>
      <text:p text:style-name="Text_20_body">* X85 <text:s text:c="68"/>* <text:s text:c="2"/><text:span text:style-name="T15">G0 X56 Z2</text:span></text:p>
      <text:p text:style-name="P4">* N2 G0 Z1 M9 <text:s text:c="52"/>* <text:s/><text:span text:style-name="T15">M9</text:span></text:p>
      <text:p text:style-name="P5"><text:s/>* <text:s text:c="2"/>X200 Z200 <text:s text:c="53"/>* <text:span text:style-name="T15">X200 Z200</text:span></text:p>
      <text:p text:style-name="P5"><text:span text:style-name="T9"><text:s/>* G96 S200 M3 <text:s text:c="5"/></text:span><text:s text:c="37"/>* <text:s text:c="2"/><text:span text:style-name="T15">M30</text:span> <text:s text:c="37"/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Abyssinica SIL" svg:font-family="'Abyssinica SIL'" style:font-pitch="variable"/>
    <style:font-face style:name="Lohit Kannada" svg:font-family="'Lohit Kannad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tr" fo:country="T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30T17:10:37.715037462</meta:creation-date>
    <dc:date>2020-05-30T18:36:58.410973773</dc:date>
    <meta:editing-duration>PT24M4S</meta:editing-duration>
    <meta:editing-cycles>1</meta:editing-cycles>
    <meta:document-statistic meta:table-count="0" meta:image-count="0" meta:object-count="0" meta:page-count="4" meta:paragraph-count="64" meta:word-count="367" meta:character-count="4400" meta:non-whitespace-character-count="1044"/>
    <meta:generator>LibreOffice/6.0.7.3$Linux_x86 LibreOffice_project/00m0$Build-3</meta:generator>
  </office:meta>
</office:document-meta>
</file>